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00" draw:fill-gradient-name="Gradient_20_1" draw:fill-hatch-name="Black_20_0_20_Degrees" draw:fill-image-name="Empty" draw:opacity="50%" draw:textarea-horizontal-align="center" draw:textarea-vertical-align="middle" draw:shadow="visible" draw:shadow-opacity="5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Nimbus Sans L'" style:font-pitch="variable" fo:font-size="16pt"/>
    </style:style>
    <style:style style:name="T1" style:family="text">
      <style:text-properties fo:font-family="'Nimbus Sans L'" style:font-pitch="variable" fo:font-size="16pt"/>
    </style:style>
    <style:style style:name="T2" style:family="text">
      <style:text-properties fo:font-family="'Nimbus Sans L'" style:font-pitch="variable"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rect draw:style-name="gr1" draw:text-style-name="P2" draw:layer="layout" svg:width="13.01cm" svg:height="1.389cm" svg:x="0.973cm" svg:y="2.16cm">
          <text:p text:style-name="P1"><text:span text:style-name="T1">Domain </text:span><text:span text:style-name="T2">Objects </text:span><text:span text:style-name="T1"><text:s text:c="23"/></text:span></text:p>
        </draw:rect>
        <draw:rect draw:style-name="gr1" draw:text-style-name="P2" draw:layer="layout" svg:width="4.094cm" svg:height="3.892cm" svg:x="0.975cm" svg:y="3.953cm">
          <text:p text:style-name="P1"><text:span text:style-name="T1">Persistence</text:span></text:p>
          <text:p text:style-name="P1"><text:span text:style-name="T1">layer</text:span></text:p>
        </draw:rect>
        <draw:rect draw:style-name="gr1" draw:text-style-name="P2" draw:layer="layout" svg:width="4.094cm" svg:height="3.892cm" svg:x="5.439cm" svg:y="3.954cm">
          <text:p text:style-name="P1"><text:span text:style-name="T1">Service </text:span></text:p>
          <text:p text:style-name="P1"><text:span text:style-name="T1">layer</text:span></text:p>
        </draw:rect>
        <draw:rect draw:style-name="gr1" draw:text-style-name="P2" draw:layer="layout" svg:width="4.095cm" svg:height="1.722cm" svg:x="9.902cm" svg:y="3.955cm">
          <text:p text:style-name="P1"><text:span text:style-name="T1">Presentation</text:span></text:p>
        </draw:rect>
        <draw:rect draw:style-name="gr1" draw:text-style-name="P2" draw:layer="layout" svg:width="4.095cm" svg:height="1.79cm" svg:x="9.903cm" svg:y="6.073cm">
          <text:p text:style-name="P1"><text:span text:style-name="T1">Presentatio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uxi Serif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15cm" fo:page-height="9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4$Linux OpenOffice.org_project/680m104$Build-8913</meta:generator>
    <meta:creation-date>2005-04-22T18:13:55</meta:creation-date>
    <dc:date>2005-09-03T08:23:12</dc:date>
    <dc:language>en-US</dc:language>
    <meta:editing-cycles>4</meta:editing-cycles>
    <meta:editing-duration>PT26M47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